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b2b2b2" style:font-name="Tahoma3" fo:font-size="10pt" officeooo:rsid="00940677" officeooo:paragraph-rsid="00940677" style:font-size-asian="10pt" style:font-size-complex="10pt"/>
    </style:style>
    <style:style style:name="P2" style:family="paragraph" style:parent-style-name="Footer">
      <style:paragraph-properties fo:text-align="start" style:justify-single-word="false"/>
      <style:text-properties officeooo:rsid="007cd5ac" officeooo:paragraph-rsid="007cd5ac"/>
    </style:style>
    <style:style style:name="P3" style:family="paragraph" style:parent-style-name="Footer">
      <style:text-properties officeooo:rsid="00846ab1" officeooo:paragraph-rsid="00846ab1"/>
    </style:style>
    <style:style style:name="P4" style:family="paragraph" style:parent-style-name="Text_20_body">
      <style:text-properties officeooo:rsid="00813003" officeooo:paragraph-rsid="00813003"/>
    </style:style>
    <style:style style:name="P5" style:family="paragraph" style:parent-style-name="Text_20_body">
      <style:paragraph-properties fo:text-align="center" style:justify-single-word="false"/>
      <style:text-properties officeooo:rsid="00813003" officeooo:paragraph-rsid="00813003"/>
    </style:style>
    <style:style style:name="P6" style:family="paragraph" style:parent-style-name="Text_20_body">
      <style:paragraph-properties fo:text-align="center" style:justify-single-word="false"/>
      <style:text-properties fo:font-size="14pt" officeooo:rsid="00813003" officeooo:paragraph-rsid="00813003" style:font-size-asian="14pt" style:font-size-complex="14pt"/>
    </style:style>
    <style:style style:name="P7" style:family="paragraph" style:parent-style-name="Text_20_body">
      <style:paragraph-properties fo:text-align="center" style:justify-single-word="false"/>
      <style:text-properties fo:font-weight="bold" officeooo:rsid="00813003" officeooo:paragraph-rsid="00813003" style:font-weight-asian="bold" style:font-weight-complex="bold"/>
    </style:style>
    <style:style style:name="P8" style:family="paragraph" style:parent-style-name="Text_20_body">
      <style:paragraph-properties fo:text-align="center" style:justify-single-word="false"/>
      <style:text-properties fo:font-weight="bold" officeooo:rsid="00816719" officeooo:paragraph-rsid="00813003" style:font-weight-asian="bold" style:font-weight-complex="bold"/>
    </style:style>
    <style:style style:name="P9" style:family="paragraph" style:parent-style-name="Text_20_body">
      <style:text-properties officeooo:rsid="008d409e" officeooo:paragraph-rsid="008d409e"/>
    </style:style>
    <style:style style:name="P10" style:family="paragraph" style:parent-style-name="Text_20_body">
      <style:text-properties officeooo:rsid="00979e42" officeooo:paragraph-rsid="00979e42"/>
    </style:style>
    <style:style style:name="P11" style:family="paragraph" style:parent-style-name="Text_20_body">
      <style:text-properties officeooo:rsid="00986a21" officeooo:paragraph-rsid="00986a21"/>
    </style:style>
    <style:style style:name="P12" style:family="paragraph" style:parent-style-name="Text_20_body">
      <style:text-properties officeooo:rsid="009e695a" officeooo:paragraph-rsid="009e695a"/>
    </style:style>
    <style:style style:name="P13" style:family="paragraph" style:parent-style-name="Text_20_body">
      <style:text-properties officeooo:rsid="00a1b0da" officeooo:paragraph-rsid="00a1b0da"/>
    </style:style>
    <style:style style:name="P14" style:family="paragraph" style:parent-style-name="Text_20_body">
      <style:text-properties officeooo:rsid="00a357d4" officeooo:paragraph-rsid="00a357d4"/>
    </style:style>
    <style:style style:name="P15" style:family="paragraph" style:parent-style-name="Text_20_body">
      <style:text-properties officeooo:rsid="00a4edcc" officeooo:paragraph-rsid="00a4edcc"/>
    </style:style>
    <style:style style:name="P16" style:family="paragraph" style:parent-style-name="Text_20_body">
      <style:text-properties officeooo:rsid="00a82ddc" officeooo:paragraph-rsid="00a82ddc"/>
    </style:style>
    <style:style style:name="P17" style:family="paragraph" style:parent-style-name="Text_20_body">
      <style:text-properties officeooo:rsid="00ab7367" officeooo:paragraph-rsid="00ab7367"/>
    </style:style>
    <style:style style:name="P18" style:family="paragraph" style:parent-style-name="Text_20_body">
      <style:text-properties officeooo:rsid="00ad0a81" officeooo:paragraph-rsid="00ad0a81"/>
    </style:style>
    <style:style style:name="P19" style:family="paragraph" style:parent-style-name="Text_20_body">
      <style:text-properties officeooo:rsid="00ad4def" officeooo:paragraph-rsid="00ad4def"/>
    </style:style>
    <style:style style:name="P20" style:family="paragraph" style:parent-style-name="Text_20_body">
      <style:text-properties officeooo:rsid="00b12b3f" officeooo:paragraph-rsid="00b12b3f"/>
    </style:style>
    <style:style style:name="P21" style:family="paragraph" style:parent-style-name="Text_20_body">
      <style:text-properties officeooo:rsid="00b50894" officeooo:paragraph-rsid="00b50894"/>
    </style:style>
    <style:style style:name="P22" style:family="paragraph" style:parent-style-name="Text_20_body">
      <style:text-properties officeooo:rsid="00b98584" officeooo:paragraph-rsid="00b98584"/>
    </style:style>
    <style:style style:name="P23" style:family="paragraph" style:parent-style-name="Text_20_body">
      <style:text-properties officeooo:rsid="00bbffb0" officeooo:paragraph-rsid="00bbffb0"/>
    </style:style>
    <style:style style:name="P24" style:family="paragraph" style:parent-style-name="Text_20_body">
      <style:text-properties officeooo:rsid="00c1fd7e" officeooo:paragraph-rsid="00c55c55"/>
    </style:style>
    <style:style style:name="P25" style:family="paragraph" style:parent-style-name="Text_20_body">
      <style:text-properties officeooo:rsid="00c67c4b" officeooo:paragraph-rsid="00c67c4b"/>
    </style:style>
    <style:style style:name="P26" style:family="paragraph" style:parent-style-name="Text_20_body">
      <style:text-properties officeooo:rsid="00d15456" officeooo:paragraph-rsid="00d15456"/>
    </style:style>
    <style:style style:name="P27" style:family="paragraph" style:parent-style-name="Standard">
      <style:paragraph-properties fo:text-align="center" style:justify-single-word="false"/>
      <style:text-properties style:font-name="Tahoma3" fo:font-size="11pt" style:font-size-asian="11pt" style:font-size-complex="11pt"/>
    </style:style>
    <style:style style:name="P28" style:family="paragraph" style:parent-style-name="Standard">
      <style:paragraph-properties fo:text-align="center" style:justify-single-word="false"/>
      <style:text-properties style:font-name="Tahoma3" fo:font-size="11pt" officeooo:rsid="0097970b" officeooo:paragraph-rsid="0097970b" style:font-size-asian="11pt" style:font-size-complex="11pt"/>
    </style:style>
    <style:style style:name="P29" style:family="paragraph" style:parent-style-name="Title">
      <style:text-properties officeooo:rsid="00940677" officeooo:paragraph-rsid="00940677"/>
    </style:style>
    <style:style style:name="P30" style:family="paragraph" style:parent-style-name="Contents_20_1">
      <style:paragraph-properties>
        <style:tab-stops>
          <style:tab-stop style:position="0.45cm"/>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002cm"/>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0.801cm"/>
          <style:tab-stop style:position="16.501cm" style:type="right" style:leader-style="dotted" style:leader-text="."/>
        </style:tab-stops>
      </style:paragraph-properties>
    </style:style>
    <style:style style:name="P33" style:family="paragraph" style:parent-style-name="Heading_20_1">
      <style:text-properties officeooo:rsid="00a3ff04" officeooo:paragraph-rsid="00a3ff04"/>
    </style:style>
    <style:style style:name="P34" style:family="paragraph" style:parent-style-name="Heading_20_1">
      <style:text-properties officeooo:rsid="00ad30e1" officeooo:paragraph-rsid="00ad30e1"/>
    </style:style>
    <style:style style:name="P35" style:family="paragraph" style:parent-style-name="Heading_20_1" style:master-page-name="Standard">
      <style:paragraph-properties style:page-number="1"/>
      <style:text-properties officeooo:rsid="00974605" officeooo:paragraph-rsid="00974605"/>
    </style:style>
    <style:style style:name="P36" style:family="paragraph" style:parent-style-name="Heading_20_1" style:list-style-name="Numbering_20_2" style:master-page-name="Anhang">
      <style:paragraph-properties style:page-number="1"/>
    </style:style>
    <style:style style:name="P37" style:family="paragraph" style:parent-style-name="Heading_20_2">
      <style:text-properties officeooo:rsid="0097970b" officeooo:paragraph-rsid="0097970b"/>
    </style:style>
    <style:style style:name="P38" style:family="paragraph" style:parent-style-name="Heading_20_2">
      <style:text-properties officeooo:rsid="00986a21" officeooo:paragraph-rsid="00986a21"/>
    </style:style>
    <style:style style:name="P39" style:family="paragraph" style:parent-style-name="Heading_20_2">
      <style:text-properties officeooo:rsid="009d07b2" officeooo:paragraph-rsid="009d07b2"/>
    </style:style>
    <style:style style:name="P40" style:family="paragraph" style:parent-style-name="Heading_20_2">
      <style:text-properties officeooo:rsid="00a1b0da" officeooo:paragraph-rsid="00a1b0da"/>
    </style:style>
    <style:style style:name="P41" style:family="paragraph" style:parent-style-name="Heading_20_2">
      <style:text-properties officeooo:rsid="00a357d4" officeooo:paragraph-rsid="00a357d4"/>
    </style:style>
    <style:style style:name="P42" style:family="paragraph" style:parent-style-name="Heading_20_2">
      <style:text-properties officeooo:rsid="00a4edcc" officeooo:paragraph-rsid="00a4edcc"/>
    </style:style>
    <style:style style:name="P43" style:family="paragraph" style:parent-style-name="Heading_20_2">
      <style:text-properties officeooo:rsid="00ab7367" officeooo:paragraph-rsid="00ab7367"/>
    </style:style>
    <style:style style:name="P44" style:family="paragraph" style:parent-style-name="Heading_20_2">
      <style:text-properties officeooo:rsid="00ad30e1" officeooo:paragraph-rsid="00ad30e1"/>
    </style:style>
    <style:style style:name="P45" style:family="paragraph" style:parent-style-name="Heading_20_2">
      <style:text-properties officeooo:rsid="00b98584" officeooo:paragraph-rsid="00b98584"/>
    </style:style>
    <style:style style:name="P46" style:family="paragraph" style:parent-style-name="Heading_20_2">
      <style:text-properties officeooo:rsid="00ca08ca"/>
    </style:style>
    <style:style style:name="P47" style:family="paragraph" style:parent-style-name="Heading_20_2">
      <style:text-properties officeooo:rsid="00ca08ca" officeooo:paragraph-rsid="00ca08ca"/>
    </style:style>
    <style:style style:name="P48" style:family="paragraph" style:parent-style-name="Heading_20_2" style:list-style-name="Numbering_20_2"/>
    <style:style style:name="P49" style:family="paragraph" style:parent-style-name="Heading_20_2">
      <style:text-properties officeooo:rsid="00e00148" officeooo:paragraph-rsid="00e00148"/>
    </style:style>
    <style:style style:name="P50" style:family="paragraph" style:parent-style-name="Heading_20_2">
      <style:text-properties officeooo:rsid="00f33c4d" officeooo:paragraph-rsid="00f33c4d"/>
    </style:style>
    <style:style style:name="P51" style:family="paragraph" style:parent-style-name="Text_20_body" style:master-page-name="First_20_Page">
      <style:paragraph-properties fo:text-align="center" style:justify-single-word="false" style:page-number="auto"/>
      <style:text-properties officeooo:rsid="00813003" officeooo:paragraph-rsid="00813003"/>
    </style:style>
    <style:style style:name="P52" style:family="paragraph" style:parent-style-name="Text_20_body" style:master-page-name="Index">
      <style:paragraph-properties style:page-number="1"/>
      <style:text-properties officeooo:rsid="00747964"/>
    </style:style>
    <style:style style:name="P53" style:family="paragraph" style:parent-style-name="Text_20_body" style:list-style-name="">
      <style:text-properties officeooo:paragraph-rsid="00747964"/>
    </style:style>
    <style:style style:name="P54" style:family="paragraph" style:parent-style-name="Text_20_body">
      <style:text-properties officeooo:rsid="00d6363f" officeooo:paragraph-rsid="00cde702"/>
    </style:style>
    <style:style style:name="P55" style:family="paragraph" style:parent-style-name="Text_20_body">
      <style:text-properties officeooo:rsid="00c95dca" officeooo:paragraph-rsid="00c95dca"/>
    </style:style>
    <style:style style:name="P56" style:family="paragraph" style:parent-style-name="Text_20_body">
      <style:text-properties officeooo:rsid="00dcaad4" officeooo:paragraph-rsid="00dcaad4"/>
    </style:style>
    <style:style style:name="P57" style:family="paragraph" style:parent-style-name="Text_20_body">
      <style:text-properties officeooo:rsid="00e00148" officeooo:paragraph-rsid="00e48696"/>
    </style:style>
    <style:style style:name="P58" style:family="paragraph" style:parent-style-name="Text_20_body">
      <style:text-properties officeooo:rsid="00e91fe0" officeooo:paragraph-rsid="00e91fe0"/>
    </style:style>
    <style:style style:name="P59" style:family="paragraph" style:parent-style-name="Text_20_body">
      <style:text-properties officeooo:rsid="00eb71c0" officeooo:paragraph-rsid="00eb71c0"/>
    </style:style>
    <style:style style:name="P60" style:family="paragraph" style:parent-style-name="Text_20_body">
      <style:text-properties officeooo:rsid="00ee6fbe" officeooo:paragraph-rsid="00ee6fbe"/>
    </style:style>
    <style:style style:name="P61" style:family="paragraph" style:parent-style-name="Text_20_body">
      <style:text-properties officeooo:rsid="00f582ed" officeooo:paragraph-rsid="01039862"/>
    </style:style>
    <style:style style:name="P62" style:family="paragraph" style:parent-style-name="Text_20_body">
      <style:text-properties officeooo:rsid="00f949fa" officeooo:paragraph-rsid="01039862"/>
    </style:style>
    <style:style style:name="P63" style:family="paragraph" style:parent-style-name="Text_20_body">
      <style:text-properties officeooo:rsid="00faee4a" officeooo:paragraph-rsid="00faee4a"/>
    </style:style>
    <style:style style:name="P64" style:family="paragraph" style:parent-style-name="Text_20_body">
      <style:text-properties officeooo:rsid="00fcc7e5" officeooo:paragraph-rsid="00fcc7e5"/>
    </style:style>
    <style:style style:name="P65" style:family="paragraph" style:parent-style-name="Text_20_body">
      <style:text-properties officeooo:rsid="0105abbc" officeooo:paragraph-rsid="0105abbc"/>
    </style:style>
    <style:style style:name="P66" style:family="paragraph" style:parent-style-name="Text_20_body">
      <style:text-properties officeooo:rsid="01075263" officeooo:paragraph-rsid="01075263"/>
    </style:style>
    <style:style style:name="T1" style:family="text">
      <style:text-properties fo:color="#b2b2b2" style:font-name="Tahoma3"/>
    </style:style>
    <style:style style:name="T2" style:family="text">
      <style:text-properties fo:color="#b2b2b2" style:font-name="Tahoma3" fo:font-size="10pt" style:font-size-asian="10pt" style:font-size-complex="10pt"/>
    </style:style>
    <style:style style:name="T3" style:family="text">
      <style:text-properties fo:color="#b2b2b2" style:font-name="Tahoma3" fo:font-size="10pt" officeooo:rsid="00971dd8" style:font-size-asian="10pt" style:font-size-complex="10pt"/>
    </style:style>
    <style:style style:name="T4" style:family="text">
      <style:text-properties fo:color="#b2b2b2" style:font-name="Tahoma3" officeooo:rsid="00971dd8"/>
    </style:style>
    <style:style style:name="T5" style:family="text">
      <style:text-properties fo:color="#000000"/>
    </style:style>
    <style:style style:name="T6" style:family="text">
      <style:text-properties officeooo:rsid="005fb3e3"/>
    </style:style>
    <style:style style:name="T7" style:family="text">
      <style:text-properties officeooo:rsid="006721de"/>
    </style:style>
    <style:style style:name="T8" style:family="text">
      <style:text-properties officeooo:rsid="00847883"/>
    </style:style>
    <style:style style:name="T9" style:family="text">
      <style:text-properties officeooo:rsid="008d0d75"/>
    </style:style>
    <style:style style:name="T10" style:family="text">
      <style:text-properties officeooo:rsid="00971dd8"/>
    </style:style>
    <style:style style:name="T11" style:family="text">
      <style:text-properties officeooo:rsid="00974605"/>
    </style:style>
    <style:style style:name="T12" style:family="text">
      <style:text-properties officeooo:rsid="0097970b"/>
    </style:style>
    <style:style style:name="T13" style:family="text">
      <style:text-properties officeooo:rsid="00986a21"/>
    </style:style>
    <style:style style:name="T14" style:family="text">
      <style:text-properties officeooo:rsid="009a3b1a"/>
    </style:style>
    <style:style style:name="T15" style:family="text">
      <style:text-properties officeooo:rsid="009d4a65"/>
    </style:style>
    <style:style style:name="T16" style:family="text">
      <style:text-properties officeooo:rsid="009ed43e"/>
    </style:style>
    <style:style style:name="T17" style:family="text">
      <style:text-properties officeooo:rsid="00a21f1e"/>
    </style:style>
    <style:style style:name="T18" style:family="text">
      <style:text-properties officeooo:rsid="00a60690"/>
    </style:style>
    <style:style style:name="T19" style:family="text">
      <style:text-properties officeooo:rsid="00a9479c"/>
    </style:style>
    <style:style style:name="T20" style:family="text">
      <style:text-properties officeooo:rsid="00ac354b"/>
    </style:style>
    <style:style style:name="T21" style:family="text">
      <style:text-properties officeooo:rsid="00ad8af8"/>
    </style:style>
    <style:style style:name="T22" style:family="text">
      <style:text-properties officeooo:rsid="00b171fb"/>
    </style:style>
    <style:style style:name="T23" style:family="text">
      <style:text-properties officeooo:rsid="00b70887"/>
    </style:style>
    <style:style style:name="T24" style:family="text">
      <style:text-properties officeooo:rsid="00bb3051"/>
    </style:style>
    <style:style style:name="T25" style:family="text">
      <style:text-properties officeooo:rsid="00bdada8"/>
    </style:style>
    <style:style style:name="T26" style:family="text">
      <style:text-properties officeooo:rsid="00c216b6"/>
    </style:style>
    <style:style style:name="T27" style:family="text">
      <style:text-properties officeooo:rsid="00c55c55"/>
    </style:style>
    <style:style style:name="T28" style:family="text">
      <style:text-properties officeooo:rsid="00c7ceba"/>
    </style:style>
    <style:style style:name="T29" style:family="text">
      <style:text-properties officeooo:rsid="00c92867"/>
    </style:style>
    <style:style style:name="T30" style:family="text">
      <style:text-properties officeooo:rsid="00d31642"/>
    </style:style>
    <style:style style:name="T31" style:family="text">
      <style:text-properties officeooo:rsid="00d3ba62"/>
    </style:style>
    <style:style style:name="T32" style:family="text">
      <style:text-properties officeooo:rsid="00d53750"/>
    </style:style>
    <style:style style:name="T33" style:family="text">
      <style:text-properties officeooo:rsid="00daadd1"/>
    </style:style>
    <style:style style:name="T34" style:family="text">
      <style:text-properties officeooo:rsid="00de86fe"/>
    </style:style>
    <style:style style:name="T35" style:family="text">
      <style:text-properties officeooo:rsid="00e48696"/>
    </style:style>
    <style:style style:name="T36" style:family="text">
      <style:text-properties officeooo:rsid="00e7887c"/>
    </style:style>
    <style:style style:name="T37" style:family="text">
      <style:text-properties officeooo:rsid="00e98126"/>
    </style:style>
    <style:style style:name="T38" style:family="text">
      <style:text-properties officeooo:rsid="00eb71c0"/>
    </style:style>
    <style:style style:name="T39" style:family="text">
      <style:text-properties officeooo:rsid="00ed1360"/>
    </style:style>
    <style:style style:name="T40" style:family="text">
      <style:text-properties officeooo:rsid="00f06299"/>
    </style:style>
    <style:style style:name="T41" style:family="text">
      <style:text-properties officeooo:rsid="00f16790"/>
    </style:style>
    <style:style style:name="T42" style:family="text">
      <style:text-properties officeooo:rsid="00f592a3"/>
    </style:style>
    <style:style style:name="T43" style:family="text">
      <style:text-properties officeooo:rsid="00f75357"/>
    </style:style>
    <style:style style:name="T44" style:family="text">
      <style:text-properties officeooo:rsid="00feb4d5"/>
    </style:style>
    <style:style style:name="T45" style:family="text">
      <style:text-properties officeooo:rsid="010454dd"/>
    </style:style>
    <style:style style:name="T46" style:family="text">
      <style:text-properties officeooo:rsid="0106a31e"/>
    </style:style>
    <style:style style:name="T47" style:family="text">
      <style:text-properties officeooo:rsid="01075263"/>
    </style:style>
    <style:style style:name="T48" style:family="text">
      <style:text-properties officeooo:rsid="010788e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
      <text:p text:style-name="P5"/>
      <text:p text:style-name="P5"><text:span text:style-name="T11">Herbst</text:span> 201<text:span text:style-name="T11">4</text:span></text:p>
      <text:p text:style-name="P5">Fachinformatiker für Anwendungsentwicklung</text:p>
      <text:p text:style-name="P6"/>
      <text:p text:style-name="P6">Dokumentation zur <text:span text:style-name="T11">schulischen</text:span> Projektarbeit</text:p>
      <text:p text:style-name="P6"/>
      <text:p text:style-name="P29"><text:bookmark-start text:name="__RefHeading__681_250894272"/><text:title>IHK Dokumentation mit Deckblatt, Verzeichnissen und Anhang</text:title><text:bookmark-end text:name="__RefHeading__681_250894272"/></text:p>
      <text:p text:style-name="P4"/>
      <text:p text:style-name="P4"/>
      <text:p text:style-name="P5">Abgabetermin: <text:span text:style-name="T12">24. Oktober 2014</text:span></text:p>
      <text:p text:style-name="P5"/>
      <text:p text:style-name="P7">Prüfungsbewerber:</text:p>
      <text:p text:style-name="P27"><text:span text:style-name="T10">Patrick</text:span> <text:span text:style-name="T10">Rupprecht</text:span></text:p>
      <text:p text:style-name="P27"><text:span text:style-name="T10">Ceciliengärten</text:span> <text:span text:style-name="T10">42</text:span></text:p>
      <text:p text:style-name="P27"><text:span text:style-name="T10">12159</text:span> Berlin</text:p>
      <text:p text:style-name="P5"/>
      <text:p text:style-name="P8">Auftraggeber:</text:p>
      <text:p text:style-name="P28">Secudrive</text:p>
      <text:p text:style-name="P52"/>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3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0"><text:a xlink:type="simple" xlink:href="#__RefHeading__585_250894272" text:style-name="Index_20_Link" text:visited-style-name="Index_20_Link">1<text:tab/>Einleitung<text:tab/>1</text:a></text:p>
          <text:p text:style-name="P32"><text:a xlink:type="simple" xlink:href="#__RefHeading__4094_362002097" text:style-name="Index_20_Link" text:visited-style-name="Index_20_Link">1.1<text:tab/>Auftraggeber<text:tab/>1</text:a></text:p>
          <text:p text:style-name="P30"><text:a xlink:type="simple" xlink:href="#__RefHeading__587_250894272" text:style-name="Index_20_Link" text:visited-style-name="Index_20_Link">2<text:tab/>Auftragsbeschreibung<text:tab/>2</text:a></text:p>
          <text:p text:style-name="P30"><text:a xlink:type="simple" xlink:href="#__RefHeading__589_250894272" text:style-name="Index_20_Link" text:visited-style-name="Index_20_Link">3<text:tab/>Problemdefinition<text:tab/>2</text:a></text:p>
          <text:p text:style-name="P30"><text:a xlink:type="simple" xlink:href="#__RefHeading__591_250894272" text:style-name="Index_20_Link" text:visited-style-name="Index_20_Link">4<text:tab/>Erste Auftraggeber wünsche<text:tab/>2</text:a></text:p>
          <text:p text:style-name="P30"><text:a xlink:type="simple" xlink:href="#__RefHeading__593_250894272" text:style-name="Index_20_Link" text:visited-style-name="Index_20_Link">5<text:tab/>Analyse und Entwurf<text:tab/>2</text:a></text:p>
          <text:p text:style-name="P32"><text:a xlink:type="simple" xlink:href="#__RefHeading__595_250894272" text:style-name="Index_20_Link" text:visited-style-name="Index_20_Link">5.1<text:tab/>Ist-Analyse<text:tab/>2</text:a></text:p>
          <text:p text:style-name="P32"><text:a xlink:type="simple" xlink:href="#__RefHeading__611_250894272" text:style-name="Index_20_Link" text:visited-style-name="Index_20_Link">5.2<text:tab/>Zeitplan<text:tab/>2</text:a></text:p>
          <text:p text:style-name="P31"><text:a xlink:type="simple" xlink:href="#__RefHeading__617_250894272" text:style-name="Index_20_Link" text:visited-style-name="Index_20_Link">5.2.1<text:tab/>Konstruktive Qualitätssicherung<text:tab/>2</text:a></text:p>
          <text:p text:style-name="P31"><text:a xlink:type="simple" xlink:href="#__RefHeading__619_250894272" text:style-name="Index_20_Link" text:visited-style-name="Index_20_Link">5.2.2<text:tab/>Analytische Qualitätssicherung<text:tab/>2</text:a></text:p>
          <text:p text:style-name="P30"><text:a xlink:type="simple" xlink:href="#__RefHeading__621_250894272" text:style-name="Index_20_Link" text:visited-style-name="Index_20_Link">6<text:tab/>Durchführung<text:tab/>2</text:a></text:p>
          <text:p text:style-name="P32"><text:a xlink:type="simple" xlink:href="#__RefHeading__623_250894272" text:style-name="Index_20_Link" text:visited-style-name="Index_20_Link">6.1<text:tab/>Softwarerecherche<text:tab/>2</text:a></text:p>
          <text:p text:style-name="P32"><text:a xlink:type="simple" xlink:href="#__RefHeading__625_250894272" text:style-name="Index_20_Link" text:visited-style-name="Index_20_Link">6.2<text:tab/>Entwurf und Design<text:tab/>2</text:a></text:p>
          <text:p text:style-name="P32"><text:a xlink:type="simple" xlink:href="#__RefHeading__627_250894272" text:style-name="Index_20_Link" text:visited-style-name="Index_20_Link">6.3<text:tab/>Tests<text:tab/>2</text:a></text:p>
          <text:p text:style-name="P32"><text:a xlink:type="simple" xlink:href="#__RefHeading__629_250894272" text:style-name="Index_20_Link" text:visited-style-name="Index_20_Link">6.4<text:tab/>Migration der alten Daten<text:tab/>2</text:a></text:p>
          <text:p text:style-name="P32"><text:a xlink:type="simple" xlink:href="#__RefHeading__631_250894272" text:style-name="Index_20_Link" text:visited-style-name="Index_20_Link">6.5<text:tab/>Umstellung auf die Access-Datenbank<text:tab/>2</text:a></text:p>
          <text:p text:style-name="P30"><text:a xlink:type="simple" xlink:href="#__RefHeading__633_250894272" text:style-name="Index_20_Link" text:visited-style-name="Index_20_Link">7<text:tab/>Abschlussphase<text:tab/>2</text:a></text:p>
          <text:p text:style-name="P32"><text:a xlink:type="simple" xlink:href="#__RefHeading__635_250894272" text:style-name="Index_20_Link" text:visited-style-name="Index_20_Link">7.1<text:tab/>Übergabe an den Auftraggeber<text:tab/>2</text:a></text:p>
          <text:p text:style-name="P32"><text:a xlink:type="simple" xlink:href="#__RefHeading__637_250894272" text:style-name="Index_20_Link" text:visited-style-name="Index_20_Link">7.2<text:tab/>Fachlicher Soll/Ist Vergleich<text:tab/>3</text:a></text:p>
          <text:p text:style-name="P32"><text:a xlink:type="simple" xlink:href="#__RefHeading__639_250894272" text:style-name="Index_20_Link" text:visited-style-name="Index_20_Link">7.3<text:tab/>Zeitlicher Soll/Ist Vergleich<text:tab/>3</text:a></text:p>
          <text:p text:style-name="P30"><text:a xlink:type="simple" xlink:href="#__RefHeading__641_250894272" text:style-name="Index_20_Link" text:visited-style-name="Index_20_Link">8<text:tab/>Fazit<text:tab/>3</text:a></text:p>
          <text:p text:style-name="P30"><text:a xlink:type="simple" xlink:href="#__RefHeading__643_250894272" text:style-name="Index_20_Link" text:visited-style-name="Index_20_Link">A<text:tab/>Anhang<text:tab/>i</text:a></text:p>
          <text:p text:style-name="P32"><text:a xlink:type="simple" xlink:href="#__RefHeading__759_715724262" text:style-name="Index_20_Link" text:visited-style-name="Index_20_Link">A.1<text:tab/>Zeitlicher Ablauf (Gantt Diagramm)<text:tab/>i</text:a></text:p>
          <text:p text:style-name="P32"><text:a xlink:type="simple" xlink:href="#__RefHeading__761_715724262" text:style-name="Index_20_Link" text:visited-style-name="Index_20_Link">A.2<text:tab/>Lastenheft<text:tab/>i</text:a></text:p>
          <text:p text:style-name="P32"><text:a xlink:type="simple" xlink:href="#__RefHeading__763_715724262" text:style-name="Index_20_Link" text:visited-style-name="Index_20_Link">A.3<text:tab/>Use Case<text:tab/>i</text:a></text:p>
          <text:p text:style-name="P32"><text:a xlink:type="simple" xlink:href="#__RefHeading__765_715724262" text:style-name="Index_20_Link" text:visited-style-name="Index_20_Link">A.4<text:tab/>Pflichtenheft<text:tab/>i</text:a></text:p>
          <text:p text:style-name="P32"><text:a xlink:type="simple" xlink:href="#__RefHeading__767_715724262" text:style-name="Index_20_Link" text:visited-style-name="Index_20_Link">A.5<text:tab/>Datenbankmodell<text:tab/>i</text:a></text:p>
          <text:p text:style-name="P32"><text:a xlink:type="simple" xlink:href="#__RefHeading__769_715724262" text:style-name="Index_20_Link" text:visited-style-name="Index_20_Link">A.6<text:tab/>Formularansichten<text:tab/>i</text:a></text:p>
          <text:p text:style-name="P32"><text:a xlink:type="simple" xlink:href="#__RefHeading__771_715724262" text:style-name="Index_20_Link" text:visited-style-name="Index_20_Link">A.7<text:tab/>Testfälle<text:tab/>i</text:a></text:p>
          <text:p text:style-name="P32"><text:a xlink:type="simple" xlink:href="#__RefHeading__773_715724262" text:style-name="Index_20_Link" text:visited-style-name="Index_20_Link">A.8<text:tab/>Entwicklerdokumentation<text:tab/>i</text:a></text:p>
          <text:p text:style-name="P32"><text:a xlink:type="simple" xlink:href="#__RefHeading__775_715724262" text:style-name="Index_20_Link" text:visited-style-name="Index_20_Link">A.9<text:tab/>Benutzerdokumentation<text:tab/>i</text:a></text:p>
        </text:index-body>
      </text:table-of-content>
      <text:h text:style-name="P53" text:outline-level="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index-body>
      </text:illustration-index>
      <text:h text:style-name="P53" text:outline-level="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h text:style-name="P53" text:outline-level="2"/>
      <text:h text:style-name="P35" text:outline-level="1"><text:bookmark-start text:name="__RefHeading__585_250894272"/>Einleitung<text:bookmark-end text:name="__RefHeading__585_250894272"/></text:h>
      <text:h text:style-name="P37" text:outline-level="2"><text:bookmark-start text:name="__RefHeading__4094_362002097"/>Auftraggeber<text:bookmark-end text:name="__RefHeading__4094_362002097"/></text:h>
      <text:p text:style-name="P10">Auftraggeber ist die Secudrive mit Sitz in Berlin-Neukölln, <text:span text:style-name="T15">die u. a. ein innovatives Hightech Sicherheitssystem entwickelt</text:span> <text:span text:style-name="T15">hat</text:span>. <text:span text:style-name="T15">Das Unternehmen erwirtschaftete</text:span> 2013 einen Jahresumsatz von 1.350.000,- € . Die Secudrive beschäftigt 20 Festangestellte Mitarbeiter. <text:span text:style-name="T13">Meine Ansprechpartner sind Herr Linke und Herr Reich. </text:span></text:p>
      <text:h text:style-name="P38" text:outline-level="2">Aufgabe</text:h>
      <text:p text:style-name="P11">Die Secudrive ist im Begriff ihr Unternehmen in eine digitale Zukunft zu führen. <text:span text:style-name="T14">Teil der Bemühungen ist, den Einzelhandel auf eine Onlineplattform zu erweitern. Es wird eine Client-Server Lösung angestrebt, die über einen gebräuchlichen aktuellen Webbrowser erreicht wird. Gefordert ist eine einfach zu bedienende und offensichtliche Benutzeroberfläche mit geringer Hierarchietiefe. </text:span></text:p>
      <text:h text:style-name="P39" text:outline-level="2">Projektbegründung</text:h>
      <text:p text:style-name="P12">Die Geschäftsführung hat erkannt, das die bisherigen Vermarktungsaktivitäten des Unternehmens sich noch steigern lassen. Ziel ist die Marktpräsenz des Unternehmens weiter spürbar zu erhöhen und eine Umsatzsteigerung bis zum Jahresende um 30 Prozent zu erreichen. <text:span text:style-name="T16">Erreicht werden soll dies u. a. Durch eine attraktive Internetpräsenz mit einem integrierten Onlineshop auf einer neu zu errichtenden firmeninternen Serverplattform. Ich bekam die Aufgabe übertragen den Onlineshop zu entwickeln. </text:span></text:p>
      <text:h text:style-name="P40" text:outline-level="2">Projektschnittstellen</text:h>
      <text:p text:style-name="P13">Der Onlineshop ist in die Internetpräsenz integriert <text:span text:style-name="T17">und muss dementsprechend gestaltet werden. </text:span></text:p>
      <text:h text:style-name="P41" text:outline-level="2">Projektabgrenzung</text:h>
      <text:p text:style-name="P14">Die Internetpräsenz an sich ist nicht Teil der Aufgabe, <text:span text:style-name="T29">eben sowenig wie das Marketing. </text:span></text:p>
      <text:h text:style-name="P33" text:outline-level="1"><text:bookmark-start text:name="__RefHeading__587_250894272"/>Projektplanung<text:bookmark-end text:name="__RefHeading__587_250894272"/></text:h>
      <text:h text:style-name="P42" text:outline-level="2">Grobplanung</text:h>
      <text:p text:style-name="P15">Der Projektantrag wird bis 07. Oktober 2014, 14:00 Uhr bei Moodle eingestellt. <text:span text:style-name="T18">Die Planungsphase ist bis zum 09. Oktober 2014 zu beenden. Der Prototyp „Onlineshop“ mit gesamter Projektpräsentation und Projektbericht wird am 24. Oktober 2014, 12:30 abgegeben. </text:span></text:p>
      <text:h text:style-name="Heading_20_2" text:outline-level="2"><text:soft-page-break/>Voraussetzungen</text:h>
      <text:p text:style-name="P16">Für die Entwicklung des Prototypen für den Onlineshop wird ein PC Arbeitsplatz mit Windows 7 für drei Wochen benötigt. Es gilt eine 35 Stunden Woche, regelmäßige Arbeitszeiten sind einzuhalten. <text:span text:style-name="T19">Die Anwender benötigen Administratorrechte auf ihrem PC und Eclipse als IDE. Ein Breitbandinternetzugang wird benötigt. </text:span></text:p>
      <text:h text:style-name="P43" text:outline-level="2">Entwicklungsprozess</text:h>
      <text:p text:style-name="P17">Es wird mit einem Agilen System gearbeitet, da so gewonnene Erkenntnisse auch <text:span text:style-name="T20">angewandt</text:span> werden können. </text:p>
      <text:p text:style-name="P18">GitHub wird für die Versionskontrolle eingesetzt.</text:p>
      <text:p text:style-name="P18">https://github.com/patrup/OnlineShop</text:p>
      <text:h text:style-name="P34" text:outline-level="1"><text:bookmark-start text:name="__RefHeading__589_250894272"/>Analysephase<text:bookmark-end text:name="__RefHeading__589_250894272"/></text:h>
      <text:h text:style-name="P44" text:outline-level="2">Problembeschreibung</text:h>
      <text:p text:style-name="P19">Die Secudrive will eine Umsatzsteigerung bis zum Jahresende um 30 Prozent erzielen. Erreicht werden soll dieses u. a. durch einen Onlineshop. <text:span text:style-name="T21">Der bisherige Handel wurde analog getätigt und soll nun auf das Internet als digitales Medium erweitert werden, u. a. um die Reichweite und Umsatz zu steigern. </text:span></text:p>
      <text:h text:style-name="Heading_20_2" text:outline-level="2">Ist-Zustand</text:h>
      <text:p text:style-name="P20">Bisher wurde der Handel analog getätigt und das Unternehmen hatte keine eigene Internetpräsenz. <text:span text:style-name="T22">Das Umsatzvolumen durch herkömmliche Methoden des Handels so wie der Vermarktung sind ausgereizt und die Reichweite soll erweitert werden. </text:span></text:p>
      <text:p text:style-name="P21">Die bisherige Praxis ist Personalintensiv <text:span text:style-name="T23">so wie</text:span> kostenintensiv <text:span text:style-name="T23">und bedarf der Optimierung. </text:span></text:p>
      <text:h text:style-name="P45" text:outline-level="2">Soll-Konzept</text:h>
      <text:p text:style-name="P22">Gewünscht wird eine Client-Server Lösung die <text:span text:style-name="T24">mit einem gängigem und aktuellem Webbrowser zu erreichen ist. Der Käufer soll Artikel ansehen und in einem Warenkorb speichern können. </text:span></text:p>
      <text:p text:style-name="P23">Zwischen verschiedenen Artikel-Kategorien soll navigiert werden können. <text:span text:style-name="T25">Eine Artikel-Übersicht soll angezeigt werden können mit einer Liste aller Artikel einer Kategorie oder dem Ergebnis einer Suchanfrage. Die Anzeige soll nach sinnvollen Kriterien sortiert werden können. Artikel haben eine Detailansicht. Es wird eine Anmeldung und Registrierung so wie AGBs und Impressum benötigt. </text:span></text:p>
      <text:p text:style-name="P24">Eine Schnellsuche ist gewünsch<text:span text:style-name="T27">t. Sie soll ständig verfügbar sein und</text:span> sich auf die aktuell betrachtete Artikel-Kategorie bezieht. <text:span text:style-name="T26">Außerdem soll eine Expertensuche mit weiteren Suchparametern implementiert werden. Die Suche soll mit weiteren Parametern verfeinerbar sein</text:span></text:p>
      <text:p text:style-name="P25"><text:soft-page-break/>Jeder Benutzer soll sich registrieren können, wobei seine Email-Adresse verifiziert werde muss, z. B. Durch Zusendung eines Aktivierungscodes. <text:span text:style-name="T28">Nach erfolgter Anmeldung soll jeder Benutzer eine personalisierte Einstiegsseite mit seinem Warenkorb sehen. Registrierte Benutzer sollen ihre Daten editieren oder ihre Mitgliedschaft beenden können. </text:span></text:p>
      <text:h text:style-name="P47" text:outline-level="2">Wirtschaftlichkeitsanalyse</text:h>
      <text:p text:style-name="P26">Die Entwicklungskosten für den <text:span text:style-name="T30">Prototypen des </text:span>Onlineshop setzen sich im wesentlichen aus den Kosten für <text:span text:style-name="T30">einen</text:span> <text:span text:style-name="T30">h</text:span>auseigenen Entwickler und de<text:span text:style-name="T30">ss</text:span>en Arbeitspl<text:span text:style-name="T30">a</text:span>tz <text:span text:style-name="T31">plus geringfügige Materialkosten</text:span> zusammen. <text:span text:style-name="T32">Pauschal veranschlage ich pro Arbeitstag 380,- € reale Gesamtkosten pro Tag. Bei dreiwöchiger Entwicklungszeit belaufen sich die Bruttokosten somit auf 5.700,- € für den Prototypen. </text:span></text:p>
      <text:p text:style-name="P54">Weiterhin sollte in Betracht gezogen werden, dass die Software auf dem Firmeneigenen Webserver läuft und die entsprechenden Kapazitäten bereitgestellt so wie deren Kosten eingerechnet werden müssen. Um die Gewünschte 30 prozentige Steigerung des Umsatzes zu erreichen, bedarf es einer großen Anzahl von Aufrufen der Webseite. Ein nicht unerheblicher Teil dessen entfällt auf den Webshop. Ein großer Teil dieser Server- und Netzwerklast entfällt vor allem auf die Artikelansicht. Die benötigten Standleitungen sind im benötigten Leistungsspektrum ab ca. 500,- € pro Monat buchbar. Im Gegensatz dazu sind dedizierte Server mit 6 x 3,2 GHz, 32 GB RAM, 2 x 1 TB SAS und 120 GB SSD ab 99,- € pro Monat erhältlich. Letzteres enthält jedoch kein Breitbandinternetzugang für den Firmenstandort. Entsprechende Leitungen sind je nach Leistung von ca. 50,- € bis 100,- € pro Monat inklusive ISDN erhältlich. Dementsprechend ist die Entscheidung für eine Firmeninterne Server-Lösung zu überdenken, die wiederum weitere Hardware- und Wartungskosten mit sich zieht. </text:p>
      <text:h text:style-name="P46" text:outline-level="2">Anwendungsfälle</text:h>
      <text:p text:style-name="P55">Das Einsatzgebiete der Softwarelösung ist der Onlinehandel. <text:span text:style-name="T33">Käufer suchen Artikel aus, betrachten diese und legen sie in einen Warenkorb, um sie dann abschließend an der Kasse zu bezahlen. Hierzu können sich Käufer registrieren und ihre respektiven Daten hinterlegen. </text:span></text:p>
      <text:p text:style-name="P56">Der Administrator kann Artikel- und Kundendaten <text:span text:style-name="T34">hinzufügen, </text:span>bearbeiten <text:span text:style-name="T34">und löschen</text:span>. </text:p>
      <text:h text:style-name="P49" text:outline-level="2">Qualitätsanforderungen</text:h>
      <text:p text:style-name="P57">Die Usability der Applikation steht im Mittelpunkt der Bemühungen. Dafür bedarf es einer klar strukturierten Oberfläche, die <text:span text:style-name="T35">e</text:span>indeutig und leicht zu erfassen ist <text:span text:style-name="T35">mit einer intuitiven Benutzerführung. Außerdem wird eine möglichst geringe Zahl an Hierarchieebenen angestrebt. </text:span></text:p>
      <text:p text:style-name="P57"><text:span text:style-name="T36">In HTML Dokumente eingetragene Informationen sollen bei fehlerhafter Eingabe erhalten bleiben und nicht neu eingetragen werden müssen. Bereits während des Eintragens von Informationen sollen diese auf Plausibilität überprüft werden. </text:span></text:p>
      <text:p text:style-name="P58">Die Software muss aktuellen Sicherheitsanforderungen entsprechen. Logininformation <text:span text:style-name="T37">und andere </text:span><text:soft-page-break/><text:span text:style-name="T37">sensible Daten</text:span> d<text:span text:style-name="T37">ü</text:span>rf<text:span text:style-name="T37">en</text:span> nur verschlüsselt versendet werden und Sessionmanagement <text:span text:style-name="T38">ist zu</text:span> implementier<text:span text:style-name="T38">en</text:span>. <text:span text:style-name="T37">Alle Benutzereintragungen müssen über Regular Expressions überprüft werden, um z. B. SQL-Injections zu vermeiden. Cross site request forgery muss vorgebeugt werden. </text:span></text:p>
      <text:p text:style-name="P59">Die Formulierung der Datenbankabfragen muss <text:span text:style-name="T39">verifiziert werden. Die Datenbank muss nach aktuellen Stand gesichert werden und adäquat gegen Vireninfektion gesichert werden. Dem Datenschutz ist Rechung zu tragen. </text:span></text:p>
      <text:p text:style-name="P60"><text:span text:style-name="T41">Im Sinne der Wartbarkeit soll d</text:span>ie Softwarelösung modular aufgebaut sein. Daten, Programmlogik und Benutzeroberfläche sollen getrennt implementiert werden. <text:span text:style-name="T40">Klassen, Methoden und Variablen werden selbsterklärend bezeichnet. </text:span></text:p>
      <text:h text:style-name="P50" text:outline-level="2">Fachkonzept</text:h>
      <text:p text:style-name="P61">Ziel des Onlineshop ist Artikel der Firma Secudrive <text:span text:style-name="T42">im Internet zum Verkauf</text:span> anzubieten. <text:span text:style-name="T43">Artikel können über einen aktuellen Webbrowser eingesehen, gesucht und in einen Warenkorb verschoben werden. Auf Bedarf können detaillierte Informationen zu den Artikeln aufgerufen werden. Registrierte und eingeloggte Käufer können den Warenkorb speichern und bezahlen. </text:span></text:p>
      <text:p text:style-name="P62">Der Betreiber des Onlineshop kann Artikel hinzufügen, bearbeiten, löschen und in Gruppen zusammenfügen. </text:p>
      <text:p text:style-name="P64">Der Nutzer kann zwischen den verschiedenen Artikelkategorien <text:span text:style-name="T44">navigieren. Eine Artikelübersicht kann aufgerufen werden mit einer Liste aller Artikel ein Kategorie oder dem Ergebnis einer Suchanfrage. Die Ansichten können nach diversen, sinnvollen Kriterien sortiert werden. Zu jedem Artikel existiert eine Detailansicht. Es besteht die Möglichkeit der Anmeldung und Registrierung. Außerdem werden Impressum und AGBs zur Einsicht bereitgestellt. </text:span></text:p>
      <text:p text:style-name="P63">Ausverkaufte Artikel werden manuell oder automatisch <text:span text:style-name="T45">und</text:span> mit konfigurierter Zeitverzögerung aus dem Angebot genommen. </text:p>
      <text:p text:style-name="P65">Eine Schnellsuche ist ständig verfügbar und bezieht sich auf die aktuell <text:span text:style-name="T46">betrachtete</text:span> Artikelkategorie. <text:span text:style-name="T47">In einer Expertensuche können weitere Suchparametern definiert werden. </text:span></text:p>
      <text:p text:style-name="P66">Jeder Nutzer kann sich auf dem Onlineshop registrieren. Für diesen Zweck muss die genutzte Email-Adresse verifiziert werden. Nach Anmeldung wird dem Nutzer ein personalisierte Einstiegsseite mit eigenem Warenkorb präsentiert. <text:span text:style-name="T48">Persönliche Daten können durch den Benutzer editiert werden. Die Mitgliedschaft kann durch den Benutzer beendet werden. </text:span></text:p>
      <text:p text:style-name="P63"/>
      <text:h text:style-name="Heading_20_1" text:outline-level="1"><text:bookmark-start text:name="__RefHeading__591_250894272"/><text:soft-page-break/>Erste Auftraggeber wünsche<text:bookmark-end text:name="__RefHeading__591_250894272"/></text:h>
      <text:h text:style-name="Heading_20_1" text:outline-level="1"><text:bookmark-start text:name="__RefHeading__593_250894272"/>Analyse und Entwurf<text:bookmark-end text:name="__RefHeading__593_250894272"/></text:h>
      <text:h text:style-name="Heading_20_2" text:outline-level="2"><text:bookmark-start text:name="__RefHeading__595_250894272"/>Ist-Analyse<text:bookmark-end text:name="__RefHeading__595_250894272"/></text:h>
      <text:h text:style-name="Heading_20_2" text:outline-level="2"><text:bookmark-start text:name="__RefHeading__611_250894272"/>Zeitplan<text:bookmark-end text:name="__RefHeading__611_250894272"/></text:h>
      <text:h text:style-name="Heading_20_3" text:outline-level="3"><text:bookmark-start text:name="__RefHeading__617_250894272"/>Konstruktive Qualitätssicherung<text:bookmark-end text:name="__RefHeading__617_250894272"/></text:h>
      <text:h text:style-name="Heading_20_3" text:outline-level="3"><text:bookmark-start text:name="__RefHeading__619_250894272"/>Analytische Qualitätssicherung<text:bookmark-end text:name="__RefHeading__619_250894272"/></text:h>
      <text:h text:style-name="Heading_20_1" text:outline-level="1"><text:bookmark-start text:name="__RefHeading__621_250894272"/>Durchführung<text:bookmark-end text:name="__RefHeading__621_250894272"/></text:h>
      <text:h text:style-name="Heading_20_2" text:outline-level="2"><text:bookmark-start text:name="__RefHeading__623_250894272"/>Softwarerecherche<text:bookmark-end text:name="__RefHeading__623_250894272"/></text:h>
      <text:h text:style-name="Heading_20_2" text:outline-level="2"><text:bookmark-start text:name="__RefHeading__625_250894272"/>Entwurf und Design<text:bookmark-end text:name="__RefHeading__625_250894272"/></text:h>
      <text:h text:style-name="Heading_20_2" text:outline-level="2"><text:bookmark-start text:name="__RefHeading__627_250894272"/>Test<text:span text:style-name="T6">s</text:span><text:bookmark-end text:name="__RefHeading__627_250894272"/></text:h>
      <text:h text:style-name="Heading_20_2" text:outline-level="2"><text:bookmark-start text:name="__RefHeading__629_250894272"/>Migration der alten Daten<text:bookmark-end text:name="__RefHeading__629_250894272"/></text:h>
      <text:h text:style-name="Heading_20_2" text:outline-level="2"><text:bookmark-start text:name="__RefHeading__631_250894272"/>Umstellung auf d<text:span text:style-name="T7">ie</text:span> Access-<text:span text:style-name="T7">Datenbank</text:span><text:bookmark-end text:name="__RefHeading__631_250894272"/></text:h>
      <text:h text:style-name="Heading_20_1" text:outline-level="1"><text:bookmark-start text:name="__RefHeading__633_250894272"/>Abschlussphase<text:bookmark-end text:name="__RefHeading__633_250894272"/></text:h>
      <text:h text:style-name="Heading_20_2" text:outline-level="2"><text:bookmark-start text:name="__RefHeading__635_250894272"/>Übergabe an den Auftraggeber<text:bookmark-end text:name="__RefHeading__635_250894272"/></text:h>
      <text:h text:style-name="Heading_20_2" text:outline-level="2"><text:bookmark-start text:name="__RefHeading__637_250894272"/>Fachlicher Soll/Ist Vergleich<text:bookmark-end text:name="__RefHeading__637_250894272"/></text:h>
      <text:h text:style-name="Heading_20_2" text:outline-level="2"><text:bookmark-start text:name="__RefHeading__639_250894272"/>Zeitlicher Soll/Ist Vergleich<text:bookmark-end text:name="__RefHeading__639_250894272"/></text:h>
      <text:h text:style-name="Heading_20_1" text:outline-level="1"><text:bookmark-start text:name="__RefHeading__641_250894272"/>Fazit<text:bookmark-end text:name="__RefHeading__641_250894272"/></text:h>
      <text:p text:style-name="P9"/>
      <text:list xml:id="list313766417749790885" text:style-name="Numbering_20_2">
        <text:list-item text:start-value="1">
          <text:h text:style-name="P36" text:outline-level="1" text:restart-numbering="true" text:start-value="1"><text:bookmark-start text:name="__RefHeading__643_250894272"/>Anhang<text:bookmark-end text:name="__RefHeading__643_250894272"/></text:h>
          <text:list>
            <text:list-item>
              <text:h text:style-name="P48" text:outline-level="2"><text:bookmark-start text:name="__RefHeading__759_715724262"/><text:span text:style-name="T8">Zeitlicher Ablauf (</text:span>Gantt Diagramm<text:span text:style-name="T8">)</text:span><text:bookmark-end text:name="__RefHeading__759_715724262"/></text:h>
            </text:list-item>
            <text:list-item>
              <text:h text:style-name="P48" text:outline-level="2"><text:bookmark-start text:name="__RefHeading__761_715724262"/>Lastenheft<text:bookmark-end text:name="__RefHeading__761_715724262"/></text:h>
            </text:list-item>
            <text:list-item>
              <text:h text:style-name="P48" text:outline-level="2"><text:bookmark-start text:name="__RefHeading__763_715724262"/>Use Case<text:bookmark-end text:name="__RefHeading__763_715724262"/></text:h>
            </text:list-item>
            <text:list-item>
              <text:h text:style-name="P48" text:outline-level="2"><text:bookmark-start text:name="__RefHeading__765_715724262"/>Pflichtenheft<text:bookmark-end text:name="__RefHeading__765_715724262"/></text:h>
            </text:list-item>
            <text:list-item>
              <text:h text:style-name="P48" text:outline-level="2"><text:bookmark-start text:name="__RefHeading__767_715724262"/>Datenbankmodell<text:bookmark-end text:name="__RefHeading__767_715724262"/></text:h>
            </text:list-item>
            <text:list-item>
              <text:h text:style-name="P48" text:outline-level="2"><text:bookmark-start text:name="__RefHeading__769_715724262"/>Formular<text:span text:style-name="T9">ansichten</text:span><text:bookmark-end text:name="__RefHeading__769_715724262"/></text:h>
            </text:list-item>
            <text:list-item>
              <text:h text:style-name="P48" text:outline-level="2"><text:bookmark-start text:name="__RefHeading__771_715724262"/>Testfälle<text:bookmark-end text:name="__RefHeading__771_715724262"/></text:h>
            </text:list-item>
            <text:list-item>
              <text:h text:style-name="P48" text:outline-level="2"><text:bookmark-start text:name="__RefHeading__773_715724262"/>Entwicklerdokumentation<text:bookmark-end text:name="__RefHeading__773_715724262"/></text:h>
            </text:list-item>
            <text:list-item>
              <text:h text:style-name="P48" text:outline-level="2"><text:bookmark-start text:name="__RefHeading__775_715724262"/>Benutzerdokumentation<text:bookmark-end text:name="__RefHeading__775_715724262"/></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style:font-name="Tahoma" fo:font-family="Tahoma"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1"/>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1" fo:font-family="Tahoma" style:font-style-name="Fett" style:font-family-generic="swiss"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text-properties style:font-name="Tahoma2" fo:font-family="Tahoma" style:font-style-name="Kursiv" style:font-family-generic="swiss" style:font-pitch="variable"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Tahoma2" fo:font-family="Tahoma" style:font-style-name="Kursiv" style:font-family-generic="swiss" style:font-pitch="variable" fo:font-size="11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style:font-name="Tahoma3" fo:font-size="10pt" officeooo:rsid="00940677" officeooo:paragraph-rsid="00940677" style:font-size-asian="10pt" style:font-size-complex="10pt"/>
    </style:style>
    <style:style style:name="MP2" style:family="paragraph" style:parent-style-name="Footer">
      <style:paragraph-properties fo:text-align="start" style:justify-single-word="false"/>
      <style:text-properties officeooo:rsid="007cd5ac" officeooo:paragraph-rsid="007cd5ac"/>
    </style:style>
    <style:style style:name="MP3" style:family="paragraph" style:parent-style-name="Footer">
      <style:text-properties officeooo:rsid="00846ab1" officeooo:paragraph-rsid="00846ab1"/>
    </style:style>
    <style:style style:name="MT1" style:family="text">
      <style:text-properties fo:color="#b2b2b2" style:font-name="Tahoma3" fo:font-size="10pt" officeooo:rsid="00971dd8" style:font-size-asian="10pt" style:font-size-complex="10pt"/>
    </style:style>
    <style:style style:name="MT2" style:family="text">
      <style:text-properties fo:color="#b2b2b2" style:font-name="Tahoma3" fo:font-size="10pt" style:font-size-asian="10pt" style:font-size-complex="10pt"/>
    </style:style>
    <style:style style:name="MT3" style:family="text">
      <style:text-properties fo:color="#000000"/>
    </style:style>
    <style:style style:name="MT4" style:family="text">
      <style:text-properties fo:color="#b2b2b2" style:font-name="Tahoma3" officeooo:rsid="00971dd8"/>
    </style:style>
    <style:style style:name="MT5" style:family="text">
      <style:text-properties fo:color="#b2b2b2" style:font-name="Tahoma3"/>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IHK Dokumentation mit Deckblatt, Verzeichnissen und Anhang</text:title></text:p>
      </style:header>
      <style:footer>
        <text:p text:style-name="MP2"><text:span text:style-name="MT1">Patrick</text:span><text:span text:style-name="MT2"> </text:span><text:span text:style-name="MT1">Rupprecht</text:span><text:tab/><text:tab/><text:span text:style-name="MT3"><text:page-number text:select-page="current">5</text:page-number></text:span></text:p>
      </style:footer>
    </style:master-page>
    <style:master-page style:name="First_20_Page" style:display-name="First Page" style:page-layout-name="Mpm2" style:next-style-name="Standard"/>
    <style:master-page style:name="Index" style:page-layout-name="Mpm3">
      <style:footer>
        <text:p text:style-name="Footer"><text:page-number text:select-page="current">I</text:page-number></text:p>
      </style:footer>
    </style:master-page>
    <style:master-page style:name="Footnote" style:page-layout-name="Mpm4"/>
    <style:master-page style:name="Envelope" style:page-layout-name="Mpm5"/>
    <style:master-page style:name="Endnote" style:page-layout-name="Mpm4"/>
    <style:master-page style:name="Anhang" style:page-layout-name="Mpm6">
      <style:header>
        <text:p text:style-name="Header"/>
      </style:header>
      <style:footer>
        <text:p text:style-name="MP3"><text:span text:style-name="MT4">Patrick</text:span><text:span text:style-name="MT5"> </text:span><text:span text:style-name="MT4">Rupprecht</text:span><text:tab/><text:tab/><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1:03:42.413000000</meta:creation-date>
    <meta:editing-duration>PT7H18M26S</meta:editing-duration>
    <meta:editing-cycles>121</meta:editing-cycles>
    <meta:generator>LibreOffice/4.3.0.4$Windows_x86 LibreOffice_project/62ad5818884a2fc2e5780dd45466868d41009ec0</meta:generator>
    <dc:title>IHK Dokumentation mit Deckblatt, Verzeichnissen und Anhang</dc:title>
    <dc:date>2014-10-21T15:26:32.519000000</dc:date>
    <meta:document-statistic meta:table-count="0" meta:image-count="0" meta:object-count="0" meta:page-count="11" meta:paragraph-count="126" meta:word-count="1415" meta:character-count="10619" meta:non-whitespace-character-count="9344"/>
  </office:meta>
</office:document-meta>
</file>